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D50000002971C51F6447C3F4AE.png" manifest:media-type="image/png"/>
  <manifest:file-entry manifest:full-path="Pictures/100002010000027F00000280D7E3587397C4FCD7.png" manifest:media-type="image/png"/>
  <manifest:file-entry manifest:full-path="Pictures/100002010000012E0000012CC03085A2106CC8CF.png" manifest:media-type="image/png"/>
  <manifest:file-entry manifest:full-path="Pictures/100002010000012E0000012CF1D5EEF10BC7B4FD.png" manifest:media-type="image/png"/>
  <manifest:file-entry manifest:full-path="Pictures/100002010000012C0000012C052A515A814A7A14.png" manifest:media-type="image/png"/>
  <manifest:file-entry manifest:full-path="Pictures/100002010000012E0000012C369B81DB79655817.png" manifest:media-type="image/png"/>
  <manifest:file-entry manifest:full-path="Pictures/100002010000027F000002805793542E71FDD59D.png" manifest:media-type="image/png"/>
  <manifest:file-entry manifest:full-path="Pictures/100002010000012E0000012C36021741623426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opacity="0%" draw:textarea-horizontal-align="justify" draw:textarea-vertical-align="middle" draw:auto-grow-height="false" fo:min-height="14.228cm" fo:min-width="21.09cm"/>
    </style:style>
    <style:style style:name="gr2" style:family="graphic" style:parent-style-name="standard">
      <style:graphic-properties draw:opacity="0%" draw:textarea-horizontal-align="justify" draw:textarea-vertical-align="middle" draw:auto-grow-height="false" fo:min-height="10.799cm" fo:min-width="8.771cm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fo:min-height="0.479cm"/>
    </style:style>
    <style:style style:name="gr5" style:family="graphic" style:parent-style-name="standard">
      <style:graphic-properties draw:opacity="0%" draw:textarea-horizontal-align="justify" draw:textarea-vertical-align="middle" draw:auto-grow-height="false" fo:min-height="5.973cm" fo:min-width="3.691cm"/>
    </style:style>
    <style:style style:name="gr6" style:family="graphic" style:parent-style-name="standard">
      <style:graphic-properties draw:stroke="none" svg:stroke-color="#000000" draw:fill="none" draw:fill-color="#ffffff" fo:min-height="0.893cm"/>
    </style:style>
    <style:style style:name="gr7" style:family="graphic" style:parent-style-name="standard">
      <style:graphic-properties draw:stroke="none" svg:stroke-color="#000000" draw:fill="none" draw:fill-color="#ffffff" fo:min-height="0.258cm"/>
    </style:style>
    <style:style style:name="gr8" style:family="graphic" style:parent-style-name="standard">
      <style:graphic-properties draw:opacity="0%" draw:textarea-horizontal-align="justify" draw:textarea-vertical-align="middle" draw:auto-grow-height="false" fo:min-height="0.385cm" fo:min-width="1.024cm"/>
    </style:style>
    <style:style style:name="gr9" style:family="graphic" style:parent-style-name="standard">
      <style:graphic-properties draw:opacity="0%" draw:textarea-horizontal-align="justify" draw:textarea-vertical-align="middle" draw:auto-grow-height="false" fo:min-height="0.512cm" fo:min-width="2.675cm"/>
    </style:style>
    <style:style style:name="gr10" style:family="graphic" style:parent-style-name="standard">
      <style:graphic-properties draw:stroke="none" svg:stroke-color="#000000" draw:fill="none" draw:fill-color="#ffffff" fo:min-height="1.025cm"/>
    </style:style>
    <style:style style:name="gr1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12" style:family="graphic" style:parent-style-name="standard">
      <style:graphic-properties draw:opacity="0%" draw:textarea-horizontal-align="justify" draw:textarea-vertical-align="middle" draw:auto-grow-height="false" fo:min-height="0cm" fo:min-width="0cm"/>
    </style:style>
    <style:style style:name="gr13" style:family="graphic" style:parent-style-name="standard">
      <style:graphic-properties draw:stroke="none" svg:stroke-color="#000000" draw:fill="none" draw:fill-color="#ffffff" fo:min-height="0.512cm"/>
    </style:style>
    <style:style style:name="gr14" style:family="graphic" style:parent-style-name="standard">
      <style:graphic-properties draw:opacity="0%" draw:textarea-horizontal-align="justify" draw:textarea-vertical-align="middle" draw:auto-grow-height="false" fo:min-height="0.385cm" fo:min-width="2.294cm"/>
    </style:style>
    <style:style style:name="gr15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P1" style:family="paragraph">
      <loext:graphic-properties draw:opacity="0%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  <style:text-properties fo:font-size="12pt" style:font-size-asian="12pt" style:font-size-complex="12pt"/>
    </style:style>
    <style:style style:name="P4" style:family="paragraph">
      <style:text-properties fo:font-size="13pt" style:font-size-asian="13pt" style:font-size-complex="13pt"/>
    </style:style>
    <style:style style:name="P5" style:family="paragraph">
      <loext:graphic-properties draw:fill="none" draw:fill-color="#ffffff"/>
      <style:text-properties fo:font-size="13pt" style:font-size-asian="13pt" style:font-size-complex="13pt"/>
    </style:style>
    <style:style style:name="P6" style:family="paragraph">
      <style:paragraph-properties fo:text-align="center"/>
    </style:style>
    <style:style style:name="P7" style:family="paragraph">
      <loext:graphic-properties draw:opacity="0%"/>
      <style:paragraph-properties fo:text-align="center"/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.59cm" svg:height="14.478cm" svg:x="3.54cm" svg:y="3.15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9.271cm" svg:height="11.049cm" svg:x="9.509cm" svg:y="5.064cm">
          <text:p/>
          <draw:enhanced-geometry svg:viewBox="0 0 21600 21600" draw:type="rectangle" draw:enhanced-path="M 0 0 L 21600 0 21600 21600 0 21600 0 0 Z N"/>
        </draw:custom-shape>
        <draw:g>
          <draw:frame draw:style-name="gr3" draw:text-style-name="P2" draw:layer="layout" svg:width="1.606cm" svg:height="1.596cm" svg:x="13.341cm" svg:y="11.834cm">
            <draw:image xlink:href="Pictures/100002010000012E0000012CF1D5EEF10BC7B4FD.png" xlink:type="simple" xlink:show="embed" xlink:actuate="onLoad">
              <text:p/>
            </draw:image>
          </draw:frame>
          <draw:frame draw:style-name="gr3" draw:text-style-name="P2" draw:layer="layout" svg:width="2.159cm" svg:height="2.159cm" svg:x="13.065cm" svg:y="9.372cm">
            <draw:image xlink:href="Pictures/100002010000012C0000012C052A515A814A7A14.png" xlink:type="simple" xlink:show="embed" xlink:actuate="onLoad">
              <text:p/>
            </draw:image>
          </draw:frame>
          <draw:frame draw:style-name="gr3" draw:text-style-name="P2" draw:layer="layout" svg:width="1.606cm" svg:height="1.596cm" svg:x="13.341cm" svg:y="7.516cm">
            <draw:image xlink:href="Pictures/100002010000012E0000012C369B81DB79655817.png" xlink:type="simple" xlink:show="embed" xlink:actuate="onLoad">
              <text:p/>
            </draw:image>
          </draw:frame>
          <draw:frame draw:style-name="gr3" draw:text-style-name="P2" draw:layer="layout" svg:width="1.606cm" svg:height="1.596cm" svg:x="11.16cm" svg:y="9.653cm">
            <draw:image xlink:href="Pictures/100002010000012E0000012C360217416234266F.png" xlink:type="simple" xlink:show="embed" xlink:actuate="onLoad">
              <text:p/>
            </draw:image>
          </draw:frame>
          <draw:frame draw:style-name="gr3" draw:text-style-name="P2" draw:layer="layout" svg:width="1.606cm" svg:height="1.596cm" svg:x="15.777cm" svg:y="9.653cm">
            <draw:image xlink:href="Pictures/100002010000012E0000012CC03085A2106CC8CF.png" xlink:type="simple" xlink:show="embed" xlink:actuate="onLoad">
              <text:p/>
            </draw:image>
          </draw:frame>
        </draw:g>
        <draw:frame draw:style-name="gr3" draw:text-style-name="P2" draw:layer="layout" svg:width="1.46cm" svg:height="1.462cm" svg:x="10.017cm" svg:y="5.507cm">
          <draw:image xlink:href="Pictures/100002010000027F00000280D7E3587397C4FCD7.png" xlink:type="simple" xlink:show="embed" xlink:actuate="onLoad">
            <text:p/>
          </draw:image>
        </draw:frame>
        <draw:frame draw:style-name="gr3" draw:text-style-name="P2" draw:layer="layout" svg:width="1.505cm" svg:height="1.508cm" svg:x="16.748cm" svg:y="5.445cm">
          <draw:image xlink:href="Pictures/100002010000027F000002805793542E71FDD59D.png" xlink:type="simple" xlink:show="embed" xlink:actuate="onLoad">
            <text:p/>
          </draw:image>
        </draw:frame>
        <draw:frame draw:style-name="gr3" draw:text-style-name="P2" draw:layer="layout" svg:width="5.635cm" svg:height="1.084cm" svg:x="11.287cm" svg:y="14.013cm">
          <draw:image xlink:href="Pictures/10000000000000D50000002971C51F6447C3F4AE.png" xlink:type="simple" xlink:show="embed" xlink:actuate="onLoad">
            <text:p/>
          </draw:image>
        </draw:frame>
        <draw:frame draw:style-name="gr4" draw:text-style-name="P3" draw:layer="layout" svg:width="2.032cm" svg:height="0.729cm" svg:x="13.065cm" svg:y="15.257cm">
          <draw:text-box>
            <text:p><text:span text:style-name="T1">Speed</text:span></text:p>
          </draw:text-box>
        </draw:frame>
        <draw:custom-shape draw:style-name="gr5" draw:text-style-name="P1" draw:layer="layout" svg:width="4.191cm" svg:height="6.223cm" svg:x="4.683cm" svg:y="6.715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3.429cm" svg:height="1.143cm" svg:x="5.191cm" svg:y="7.096cm">
          <draw:text-box>
            <text:p text:style-name="P4"><text:span text:style-name="T2">Tick Counters</text:span></text:p>
          </draw:text-box>
        </draw:frame>
        <draw:frame draw:style-name="gr7" draw:text-style-name="P5" draw:layer="layout" svg:width="1.778cm" svg:height="0.763cm" svg:x="5.064cm" svg:y="8.366cm">
          <draw:text-box>
            <text:p text:style-name="P4"><text:span text:style-name="T2">Left:</text:span></text:p>
          </draw:text-box>
        </draw:frame>
        <draw:frame draw:style-name="gr7" draw:text-style-name="P5" draw:layer="layout" svg:width="1.778cm" svg:height="0.763cm" svg:x="5.064cm" svg:y="9.509cm">
          <draw:text-box>
            <text:p text:style-name="P4"><text:span text:style-name="T2">Right:</text:span></text:p>
          </draw:text-box>
        </draw:frame>
        <draw:custom-shape draw:style-name="gr8" draw:text-style-name="P7" draw:layer="layout" svg:width="1.524cm" svg:height="0.635cm" svg:x="6.588cm" svg:y="8.493cm">
          <text:p text:style-name="P6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524cm" svg:height="0.635cm" svg:x="6.588cm" svg:y="9.509cm">
          <text:p text:style-name="P6"><text:span text:style-name="T2">0</text:span></text:p>
          <draw:enhanced-geometry svg:viewBox="0 0 21600 21600" draw:type="rectangle" draw:enhanced-path="M 0 0 L 21600 0 21600 21600 0 21600 0 0 Z N"/>
        </draw:custom-shape>
        <draw:custom-shape draw:style-name="gr9" draw:text-style-name="P7" draw:layer="layout" svg:width="3.175cm" svg:height="0.762cm" svg:x="5.318cm" svg:y="10.779cm">
          <text:p text:style-name="P6"><text:span text:style-name="T2">Clear Counters</text:span>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91cm" svg:height="6.223cm" svg:x="19.669cm" svg:y="6.588cm">
          <text:p/>
          <draw:enhanced-geometry svg:viewBox="0 0 21600 21600" draw:type="rectangle" draw:enhanced-path="M 0 0 L 21600 0 21600 21600 0 21600 0 0 Z N"/>
        </draw:custom-shape>
        <draw:frame draw:style-name="gr10" draw:text-style-name="P5" draw:layer="layout" svg:width="3.302cm" svg:height="1.275cm" svg:x="20.177cm" svg:y="6.969cm">
          <draw:text-box>
            <text:p text:style-name="P4"><text:span text:style-name="T2">Motor Control</text:span></text:p>
          </draw:text-box>
        </draw:frame>
        <draw:custom-shape draw:style-name="gr11" draw:text-style-name="P6" draw:layer="layout" svg:width="0.254cm" svg:height="0.254cm" svg:x="20.558cm" svg:y="8.3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20.559cm" svg:y="8.367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6" draw:layer="layout" svg:width="0.254cm" svg:height="0.254cm" svg:x="20.559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20.56cm" svg:y="8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20.559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20.56cm" svg:y="8.3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6" draw:layer="layout" svg:width="0.254cm" svg:height="0.254cm" svg:x="20.56cm" svg:y="8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0.558cm" svg:y="9.6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20.559cm" svg:y="8.3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20.56cm" svg:y="8.368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6" draw:layer="layout" svg:width="0.254cm" svg:height="0.254cm" svg:x="20.56cm" svg:y="8.36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6" draw:layer="layout" svg:width="0.254cm" svg:height="0.254cm" svg:x="20.561cm" svg:y="8.3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0.559cm" svg:y="9.6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" draw:layer="layout" svg:width="0.254cm" svg:height="0.254cm" svg:x="20.585cm" svg:y="10.852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13" draw:text-style-name="P5" draw:layer="layout" svg:width="2.286cm" svg:height="0.763cm" svg:x="21.066cm" svg:y="8.112cm">
          <draw:text-box>
            <text:p text:style-name="P4"><text:span text:style-name="T2">Pulse</text:span></text:p>
          </draw:text-box>
        </draw:frame>
        <draw:frame draw:style-name="gr10" draw:text-style-name="P5" draw:layer="layout" svg:width="2.921cm" svg:height="1.275cm" svg:x="21.066cm" svg:y="9.382cm">
          <draw:text-box>
            <text:p text:style-name="P4"><text:span text:style-name="T2">Continuous</text:span></text:p>
          </draw:text-box>
        </draw:frame>
        <draw:frame draw:style-name="gr10" draw:text-style-name="P5" draw:layer="layout" svg:width="3.175cm" svg:height="1.275cm" svg:x="21.122cm" svg:y="10.549cm">
          <draw:text-box>
            <text:p text:style-name="P4"><text:span text:style-name="T2">Max Pulse</text:span></text:p>
          </draw:text-box>
        </draw:frame>
        <draw:custom-shape draw:style-name="gr14" draw:text-style-name="P7" draw:layer="layout" svg:width="2.794cm" svg:height="0.635cm" svg:x="20.558cm" svg:y="11.541cm">
          <text:p text:style-name="P6"><text:span text:style-name="T2">100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yout" svg:width="0.254cm" svg:height="0.254cm" svg:x="23.005cm" svg:y="11.541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6" draw:layer="layout" svg:width="0.254cm" svg:height="0.254cm" svg:x="23.005cm" svg:y="11.9cm">
          <text:p/>
          <draw:enhanced-geometry svg:viewBox="0 0 21600 21600" draw:glue-points="?f0 0 ?f1 10800 0 21600 10800 21600 21600 21600 ?f7 10800" draw:text-areas="?f1 10800 ?f2 18000 ?f3 7200 ?f4 21600" draw:mirror-vertical="true" draw:mirror-horizontal="false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4-10T08:30:51.268308211</meta:creation-date>
    <dc:date>2016-04-12T18:42:18.462355120</dc:date>
    <meta:editing-duration>PT47M51S</meta:editing-duration>
    <meta:editing-cycles>2</meta:editing-cycles>
    <meta:generator>LibreOffice/5.0.5.2$Linux_X86_64 LibreOffice_project/00m0$Build-2</meta:generator>
    <meta:document-statistic meta:object-count="41"/>
  </office:meta>
</office:document-meta>
</file>